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FF000005534A0C3839.png" manifest:media-type="image/png"/>
  <manifest:file-entry manifest:full-path="Pictures/1000000100000450000000EFEEE9E0FB.png" manifest:media-type="image/png"/>
  <manifest:file-entry manifest:full-path="Pictures/10000001000009FF00000558691BAB56.png" manifest:media-type="image/png"/>
  <manifest:file-entry manifest:full-path="Pictures/10000001000009FF00000551261B7E32.png" manifest:media-type="image/png"/>
  <manifest:file-entry manifest:full-path="Pictures/10000001000009FF0000055344BDBE3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4.111cm" svg:x="1.001cm" svg:y="1.651cm">
          <draw:image xlink:href="Pictures/1000000100000450000000EFEEE9E0FB.png" xlink:type="simple" xlink:show="embed" xlink:actuate="onLoad" draw:mime-type="image/png">
            <text:p/>
          </draw:image>
        </draw:frame>
        <draw:frame draw:style-name="gr2" draw:text-style-name="P2" draw:layer="layout" svg:width="7.938cm" svg:height="1.27cm" svg:x="6.715cm" svg:y="5.762cm">
          <draw:text-box>
            <text:p text:style-name="P1">Table View</text:p>
          </draw:text-box>
        </draw:frame>
        <draw:frame draw:style-name="gr1" draw:text-style-name="P1" draw:layer="layout" svg:width="18.999cm" svg:height="9.208cm" svg:x="1.001cm" svg:y="7.667cm">
          <draw:image xlink:href="Pictures/10000001000009FF00000558691BAB56.png" xlink:type="simple" xlink:show="embed" xlink:actuate="onLoad" draw:mime-type="image/png">
            <text:p/>
          </draw:image>
        </draw:frame>
        <draw:frame draw:style-name="gr3" draw:text-style-name="P2" draw:layer="layout" svg:width="5.715cm" svg:height="0.962cm" svg:x="7.35cm" svg:y="17.183cm">
          <draw:text-box>
            <text:p text:style-name="P1">Index.php</text:p>
          </draw:text-box>
        </draw:frame>
        <draw:frame draw:style-name="gr1" draw:text-style-name="P1" draw:layer="layout" svg:width="18.999cm" svg:height="8.842cm" svg:x="1.001cm" svg:y="18.828cm">
          <draw:image xlink:href="Pictures/10000001000009FF000005534A0C3839.png" xlink:type="simple" xlink:show="embed" xlink:actuate="onLoad" draw:mime-type="image/png">
            <text:p/>
          </draw:image>
        </draw:frame>
        <draw:frame draw:style-name="gr3" draw:text-style-name="P2" draw:layer="layout" svg:width="5.715cm" svg:height="0.962cm" svg:x="7.032cm" svg:y="28.305cm">
          <draw:text-box>
            <text:p text:style-name="P1">main.php</text:p>
          </draw:text-box>
        </draw:frame>
      </draw:page>
      <draw:page draw:name="page2" draw:style-name="dp1" draw:master-page-name="Default">
        <draw:frame draw:style-name="gr1" draw:text-style-name="P1" draw:layer="layout" svg:width="18.999cm" svg:height="10.102cm" svg:x="1.001cm" svg:y="0.682cm">
          <draw:image xlink:href="Pictures/10000001000009FF00000551261B7E32.png" xlink:type="simple" xlink:show="embed" xlink:actuate="onLoad" draw:mime-type="image/png">
            <text:p/>
          </draw:image>
        </draw:frame>
        <draw:frame draw:style-name="gr4" draw:text-style-name="P2" draw:layer="layout" svg:width="5.08cm" svg:height="0.962cm" svg:x="7.35cm" svg:y="10.525cm">
          <draw:text-box>
            <text:p text:style-name="P1">delete.php</text:p>
          </draw:text-box>
        </draw:frame>
        <draw:frame draw:style-name="gr1" draw:text-style-name="P1" draw:layer="layout" svg:width="18.999cm" svg:height="10.112cm" svg:x="1cm" svg:y="12.795cm">
          <draw:image xlink:href="Pictures/10000001000009FF0000055344BDBE31.png" xlink:type="simple" xlink:show="embed" xlink:actuate="onLoad" draw:mime-type="image/png">
            <text:p/>
          </draw:image>
        </draw:frame>
        <draw:frame draw:style-name="gr4" draw:text-style-name="P2" draw:layer="layout" svg:width="5.08cm" svg:height="0.962cm" svg:x="7.985cm" svg:y="23.225cm">
          <draw:text-box>
            <text:p text:style-name="P1">edit.ph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8T20:33:36.796000000</meta:creation-date>
    <meta:print-date>2024-11-08T20:35:59.413000000</meta:print-date>
    <dc:date>2024-11-08T20:36:03.139000000</dc:date>
    <meta:editing-duration>PT2M26S</meta:editing-duration>
    <meta:editing-cycles>1</meta:editing-cycles>
    <meta:document-statistic meta:object-count="10"/>
    <meta:generator>LibreOffice/24.8.2.1$Windows_X86_64 LibreOffice_project/0f794b6e29741098670a3b95d60478a65d05ef13</meta:generator>
  </office:meta>
</office:document-meta>
</file>